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BE0000002F10E723D5.eps" manifest:media-type=""/>
  <manifest:file-entry manifest:full-path="Pictures/100002010000008B0000003434B9A0B3.png" manifest:media-type="image/png"/>
  <manifest:file-entry manifest:full-path="Pictures/1000030F00000E5500000567F66894D5.svg" manifest:media-type="image/svg+xml"/>
  <manifest:file-entry manifest:full-path="Pictures/10000201000000C8000000C81AEC8471.png" manifest:media-type="image/png"/>
  <manifest:file-entry manifest:full-path="Pictures/20000002000000D400000062316C74E9.eps" manifest:media-type=""/>
  <manifest:file-entry manifest:full-path="Pictures/10000201000001F4000001F4175350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fixed"/>
    <style:font-face style:name="DejaVu Sans Mono2" svg:font-family="'DejaVu Sans Mono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2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3.251cm" fo:min-width="14.769cm"/>
    </style:style>
    <style:style style:name="gr13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3.25cm" fo:min-width="6.569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1" fo:font-size="24pt" style:font-size-asian="24pt" style:font-size-complex="24pt"/>
    </style:style>
    <style:style style:name="P3" style:family="paragraph">
      <style:text-properties style:font-name="DejaVu Sans Mono1" fo:font-size="28pt" style:font-size-asian="28pt" style:font-size-complex="28pt"/>
    </style:style>
    <style:style style:name="P4" style:family="paragraph">
      <style:text-properties style:font-name="DejaVu Sans" fo:font-size="28pt" style:font-size-asian="28pt" style:font-size-complex="28pt"/>
    </style:style>
    <style:style style:name="P5" style:family="paragraph">
      <style:text-properties style:font-name="DejaVu Sans Mono1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style:font-name="DejaVu Sans" fo:font-size="28pt" style:font-size-asian="28pt" style:font-size-complex="28pt"/>
    </style:style>
    <style:style style:name="T4" style:family="text">
      <style:text-properties fo:color="#000000" style:font-name="DejaVu Sans"/>
    </style:style>
    <style:style style:name="T5" style:family="text">
      <style:text-properties fo:color="#000000" style:font-name="DejaVu Sans Mono1"/>
    </style:style>
    <style:style style:name="T6" style:family="text">
      <style:text-properties fo:color="#0000ff" style:font-name="DejaVu Sans" fo:font-size="18pt" style:font-size-asian="18pt" style:font-size-complex="18pt" style:font-relief="none"/>
    </style:style>
    <style:style style:name="T7" style:family="text">
      <style:text-properties fo:color="#000000" style:font-name="DejaVu Sans" fo:font-size="18pt" style:font-size-asian="18pt" style:font-size-complex="18pt" style:font-relief="none"/>
    </style:style>
    <style:style style:name="T8" style:family="text">
      <style:text-properties style:use-window-font-color="true" style:font-name="DejaVu Sans Mono1" fo:font-size="18pt" style:font-size-asian="18pt" style:font-size-complex="18pt" style:font-relief="none"/>
    </style:style>
    <style:style style:name="T9" style:family="text">
      <style:text-properties fo:color="#ff3333" style:font-name="DejaVu Sans" fo:text-shadow="1pt 1pt" style:font-relief="none"/>
    </style:style>
    <style:style style:name="T10" style:family="text">
      <style:text-properties fo:color="#0000ff" style:font-name="DejaVu Sans" fo:text-shadow="1pt 1pt" style:font-relief="none"/>
    </style:style>
    <style:style style:name="T11" style:family="text">
      <style:text-properties fo:color="#000000" style:font-name="DejaVu Sans" fo:text-shadow="1pt 1pt" style:font-relief="none"/>
    </style:style>
    <style:style style:name="T12" style:family="text">
      <style:text-properties fo:color="#000000" style:font-name="DejaVu Sans Mono1" fo:font-size="18pt" fo:text-shadow="1pt 1pt" style:font-size-asian="18pt" style:font-size-complex="18pt" style:font-relief="none"/>
    </style:style>
    <style:style style:name="T13" style:family="text">
      <style:text-properties fo:color="#000000" style:font-name="DejaVu Sans" fo:font-size="18pt" fo:text-shadow="1pt 1pt" style:font-size-asian="18pt" style:font-size-complex="18pt" style:font-relief="none"/>
    </style:style>
    <style:style style:name="T14" style:family="text">
      <style:text-properties fo:color="#ff33ff" style:font-name="DejaVu Sans" fo:font-size="18pt" fo:text-shadow="1pt 1pt" style:font-size-asian="18pt" style:font-size-complex="18pt" style:font-relief="none"/>
    </style:style>
    <style:style style:name="T15" style:family="text">
      <style:text-properties fo:color="#0000ff" style:font-name="DejaVu Sans" fo:font-size="18pt" fo:text-shadow="1pt 1pt" style:font-size-asian="18pt" style:font-size-complex="18pt" style:font-relief="none"/>
    </style:style>
    <style:style style:name="T16" style:family="text">
      <style:text-properties fo:color="#66ff66" style:font-name="DejaVu Sans" fo:font-size="18pt" fo:text-shadow="1pt 1pt" style:font-size-asian="18pt" style:font-size-complex="18pt" style:font-relief="none"/>
    </style:style>
    <style:style style:name="T17" style:family="text">
      <style:text-properties fo:color="#66ffff" style:font-name="DejaVu Sans" fo:text-shadow="1pt 1pt" style:font-relief="none"/>
    </style:style>
    <style:style style:name="T18" style:family="text">
      <style:text-properties fo:color="#ffff99" style:font-name="DejaVu Sans" fo:text-shadow="1pt 1pt" style:font-relief="none"/>
    </style:style>
    <style:style style:name="T19" style:family="text">
      <style:text-properties fo:color="#ffffff" style:font-name="DejaVu Sans" style:font-relief="embossed"/>
    </style:style>
    <style:style style:name="T20" style:family="text">
      <style:text-properties fo:color="#0000ff" style:font-name="DejaVu Sans" style:font-relief="embossed"/>
    </style:style>
    <style:style style:name="T21" style:family="text">
      <style:text-properties fo:color="#000000" style:font-name="DejaVu Sans Mono1" fo:font-size="18pt" style:font-size-asian="18pt" style:font-size-complex="18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9.311cm" svg:height="9.311cm" svg:x="3.978cm" svg:y="11.6cm">
          <draw:image xlink:href="Pictures/10000201000001F4000001F4175350BB.png" xlink:type="simple" xlink:show="embed" xlink:actuate="onLoad">
            <text:p/>
          </draw:image>
        </draw:frame>
        <draw:frame draw:style-name="gr2" draw:text-style-name="P2" draw:layer="layout" svg:width="5.411cm" svg:height="1.242cm" svg:x="6.253cm" svg:y="18.476cm">
          <draw:text-box>
            <text:p><text:span text:style-name="T1">[1, 2, 3]</text:span></text:p>
          </draw:text-box>
        </draw:frame>
        <draw:frame draw:style-name="gr3" draw:text-style-name="P1" draw:layer="layout" svg:width="2.974cm" svg:height="2.973cm" draw:transform="rotate (1.57812670965327) translate (4.964cm 17.876cm)">
          <draw:image xlink:href="Pictures/10000201000000C8000000C81AEC8471.png" xlink:type="simple" xlink:show="embed" xlink:actuate="onLoad">
            <text:p/>
          </draw:image>
        </draw:frame>
        <draw:frame draw:style-name="gr4" draw:text-style-name="P2" draw:layer="layout" svg:width="1.584cm" svg:height="1.242cm" svg:x="5.825cm" svg:y="16.095cm">
          <draw:text-box>
            <text:p><text:span text:style-name="T1">sb</text:span></text:p>
          </draw:text-box>
        </draw:frame>
        <draw:path draw:style-name="gr5" draw:text-style-name="P1" draw:layer="layout" svg:width="0.822cm" svg:height="0.501cm" draw:transform="skewX (0.0748746249105567) rotate (0.282917871748281) translate (6.79658023002893cm 19.0358604949831cm)" svg:viewBox="0 0 823 502" svg:d="M146 17c85 0 169-10 254-5 89 4 180-22 269-8 46 8 262-35 86 53-72 35-142 73-216 100-98 36-196 69-297 89-83 17-248-10-242 87 5 91 158-17 238-21 93-5 185-2 278-5 68-2 208-99 204-20-6 101-160 50-240 77-81 26-166 22-249 46-67 20-203-26-201 55 2 77 130 9 196 16 81 10 163-5 245-8l65-10 62 7 1-5">
          <text:p/>
        </draw:path>
        <draw:frame draw:style-name="gr6" draw:text-style-name="P2" draw:layer="layout" svg:width="1cm" svg:height="1.242cm" svg:x="6.789cm" svg:y="17.911cm">
          <draw:text-box>
            <text:p><text:span text:style-name="T1">0</text:span></text:p>
          </draw:text-box>
        </draw:frame>
        <draw:frame draw:style-name="gr1" draw:text-style-name="P1" draw:layer="layout" svg:width="9.311cm" svg:height="9.311cm" svg:x="13.289cm" svg:y="11.6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14.366cm 15.196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6.125cm" svg:height="1.242cm" svg:x="15.064cm" svg:y="18.476cm">
          <draw:text-box>
            <text:p><text:span text:style-name="T1">[0, 20, 30]</text:span></text:p>
          </draw:text-box>
        </draw:frame>
        <draw:frame draw:style-name="gr7" draw:text-style-name="P2" draw:layer="layout" svg:width="1.584cm" svg:height="1.242cm" svg:x="15.136cm" svg:y="13.349cm">
          <draw:text-box>
            <text:p><text:span text:style-name="T1">sa</text:span></text:p>
          </draw:text-box>
        </draw:frame>
        <draw:frame draw:style-name="gr1" draw:text-style-name="P1" draw:layer="layout" svg:width="9.311cm" svg:height="9.311cm" svg:x="0.3cm" svg:y="-0.511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1.377cm 3.085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5.411cm" svg:height="1.242cm" svg:x="2.575cm" svg:y="6.365cm">
          <draw:text-box>
            <text:p><text:span text:style-name="T1">[1, 2, 3]</text:span></text:p>
          </draw:text-box>
        </draw:frame>
        <draw:frame draw:style-name="gr7" draw:text-style-name="P2" draw:layer="layout" svg:width="1.584cm" svg:height="1.242cm" svg:x="2.147cm" svg:y="1.238cm">
          <draw:text-box>
            <text:p><text:span text:style-name="T1">sa</text:span></text:p>
          </draw:text-box>
        </draw:frame>
        <draw:frame draw:style-name="gr1" draw:text-style-name="P1" draw:layer="layout" svg:width="9.311cm" svg:height="9.311cm" svg:x="10.989cm" svg:y="-0.511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12.066cm 3.085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5.411cm" svg:height="1.242cm" svg:x="13.264cm" svg:y="6.365cm">
          <draw:text-box>
            <text:p><text:span text:style-name="T1">[1, 2, 3]</text:span></text:p>
          </draw:text-box>
        </draw:frame>
        <draw:frame draw:style-name="gr7" draw:text-style-name="P2" draw:layer="layout" svg:width="1.584cm" svg:height="1.242cm" svg:x="12.836cm" svg:y="1.238cm">
          <draw:text-box>
            <text:p><text:span text:style-name="T1">sa</text:span></text:p>
          </draw:text-box>
        </draw:frame>
        <draw:frame draw:style-name="gr3" draw:text-style-name="P1" draw:layer="layout" svg:width="2.974cm" svg:height="2.973cm" draw:transform="rotate (1.57812670965327) translate (11.975cm 5.765cm)">
          <draw:image xlink:href="Pictures/10000201000000C8000000C81AEC8471.png" xlink:type="simple" xlink:show="embed" xlink:actuate="onLoad">
            <text:p/>
          </draw:image>
        </draw:frame>
        <draw:frame draw:style-name="gr4" draw:text-style-name="P2" draw:layer="layout" svg:width="1.584cm" svg:height="1.242cm" svg:x="12.836cm" svg:y="3.984cm">
          <draw:text-box>
            <text:p><text:span text:style-name="T1">sb</text:span></text:p>
          </draw:text-box>
        </draw:frame>
        <draw:frame draw:style-name="gr1" draw:text-style-name="P1" draw:layer="layout" svg:width="9.311cm" svg:height="9.311cm" svg:x="20.9cm" svg:y="-0.511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21.977cm 3.085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5.411cm" svg:height="1.242cm" svg:x="23.175cm" svg:y="6.365cm">
          <draw:text-box>
            <text:p><text:span text:style-name="T1">[1, 2, 3]</text:span></text:p>
          </draw:text-box>
        </draw:frame>
        <draw:frame draw:style-name="gr7" draw:text-style-name="P2" draw:layer="layout" svg:width="1.584cm" svg:height="1.242cm" svg:x="22.747cm" svg:y="1.238cm">
          <draw:text-box>
            <text:p><text:span text:style-name="T1">sa</text:span></text:p>
          </draw:text-box>
        </draw:frame>
        <draw:frame draw:style-name="gr3" draw:text-style-name="P1" draw:layer="layout" svg:width="2.974cm" svg:height="2.973cm" draw:transform="rotate (1.57812670965327) translate (21.886cm 5.765cm)">
          <draw:image xlink:href="Pictures/10000201000000C8000000C81AEC8471.png" xlink:type="simple" xlink:show="embed" xlink:actuate="onLoad">
            <text:p/>
          </draw:image>
        </draw:frame>
        <draw:frame draw:style-name="gr4" draw:text-style-name="P2" draw:layer="layout" svg:width="1.584cm" svg:height="1.242cm" svg:x="22.747cm" svg:y="3.984cm">
          <draw:text-box>
            <text:p><text:span text:style-name="T1">sb</text:span></text:p>
          </draw:text-box>
        </draw:frame>
        <draw:path draw:style-name="gr5" draw:text-style-name="P1" draw:layer="layout" svg:width="0.822cm" svg:height="0.501cm" draw:transform="skewX (0.0748746249105568) rotate (0.282917871748281) translate (23.7185802300289cm 6.92486049498311cm)" svg:viewBox="0 0 823 502" svg:d="M146 17c85 0 169-10 254-5 89 4 180-22 269-8 46 8 262-35 86 53-72 35-142 73-216 100-98 36-196 69-297 89-83 17-248-10-242 87 5 91 158-17 238-21 93-5 185-2 278-5 68-2 208-99 204-20-6 101-160 50-240 77-81 26-166 22-249 46-67 20-203-26-201 55 2 77 130 9 196 16 81 10 163-5 245-8l65-10 62 7 1-5">
          <text:p/>
        </draw:path>
        <draw:frame draw:style-name="gr6" draw:text-style-name="P2" draw:layer="layout" svg:width="1cm" svg:height="1.242cm" svg:x="23.711cm" svg:y="5.8cm">
          <draw:text-box>
            <text:p><text:span text:style-name="T1">0</text:span></text:p>
          </draw:text-box>
        </draw:frame>
        <draw:frame draw:style-name="gr8" draw:text-style-name="P3" draw:layer="layout" svg:width="8.9cm" svg:height="2cm" svg:x="0.8cm" svg:y="-2.2cm">
          <draw:text-box>
            <text:p><text:span text:style-name="T2">sa = [1, 2, 3]</text:span></text:p>
          </draw:text-box>
        </draw:frame>
        <draw:frame draw:style-name="gr8" draw:text-style-name="P3" draw:layer="layout" svg:width="4.889cm" svg:height="2cm" svg:x="13.211cm" svg:y="-2.2cm">
          <draw:text-box>
            <text:p><text:span text:style-name="T2">sb = sa</text:span></text:p>
          </draw:text-box>
        </draw:frame>
        <draw:frame draw:style-name="gr8" draw:text-style-name="P3" draw:layer="layout" svg:width="6.489cm" svg:height="2cm" svg:x="23.122cm" svg:y="-2.2cm">
          <draw:text-box>
            <text:p><text:span text:style-name="T2">sa[1] = 0</text:span></text:p>
          </draw:text-box>
        </draw:frame>
        <draw:frame draw:style-name="gr8" draw:text-style-name="P3" draw:layer="layout" svg:width="6.8cm" svg:height="2cm" svg:x="9.8cm" svg:y="10cm">
          <draw:text-box>
            <text:p><text:span text:style-name="T2">sa = sa*10</text:span></text:p>
          </draw:text-box>
        </draw:frame>
        <draw:frame draw:style-name="gr3" draw:text-style-name="P1" draw:layer="layout" svg:width="7.201cm" svg:height="2.412cm" svg:x="7.4cm" svg:y="11.788cm">
          <draw:image xlink:href="Pictures/1000030F00000E5500000567F66894D5.svg" xlink:type="simple" xlink:show="embed" xlink:actuate="onLoad">
            <text:p/>
          </draw:image>
          <draw:image xlink:href="Pictures/100002010000008B0000003434B9A0B3.png" xlink:type="simple" xlink:show="embed" xlink:actuate="onLoad"/>
        </draw:frame>
        <draw:custom-shape draw:style-name="gr9" draw:text-style-name="P1" draw:layer="layout" svg:width="10.8cm" svg:height="12.2cm" svg:x="-1cm" svg:y="-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2cm" svg:height="12.2cm" svg:x="9.8cm" svg:y="-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211cm" svg:height="12.2cm" svg:x="20cm" svg:y="-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1.2cm" svg:height="11.4cm" svg:x="-1cm" svg:y="9.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638cm" svg:height="1.642cm" svg:x="-0.838cm" svg:y="7.658cm">
          <draw:text-box>
            <text:p><text:span text:style-name="T3">(1)</text:span></text:p>
          </draw:text-box>
        </draw:frame>
        <draw:frame draw:style-name="gr10" draw:text-style-name="P4" draw:layer="layout" svg:width="2.638cm" svg:height="1.642cm" svg:x="9.962cm" svg:y="7.658cm">
          <draw:text-box>
            <text:p><text:span text:style-name="T3">(2)</text:span></text:p>
          </draw:text-box>
        </draw:frame>
        <draw:frame draw:style-name="gr10" draw:text-style-name="P4" draw:layer="layout" svg:width="2.638cm" svg:height="1.642cm" svg:x="20cm" svg:y="7.658cm">
          <draw:text-box>
            <text:p><text:span text:style-name="T3">(3)</text:span></text:p>
          </draw:text-box>
        </draw:frame>
        <draw:frame draw:style-name="gr10" draw:text-style-name="P4" draw:layer="layout" svg:width="2.638cm" svg:height="1.642cm" svg:x="-0.338cm" svg:y="18.958cm">
          <draw:text-box>
            <text:p><text:span text:style-name="T3">(4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2" draw:text-style-name="P5" draw:layer="layout" svg:width="15.269cm" svg:height="3.501cm" svg:x="2.431cm" svg:y="2.664cm">
          <draw:text-box>
            <text:p><text:span text:style-name="T4">black: <text:s/>"</text:span><text:span text:style-name="T5">k</text:span><text:span text:style-name="T4">"</text:span></text:p>
            <text:p><text:span text:style-name="T6">blue: <text:s text:c="2"/></text:span><text:span text:style-name="T7">"</text:span><text:span text:style-name="T8">b</text:span><text:span text:style-name="T7">"</text:span></text:p>
            <text:p><text:span text:style-name="T9">red:</text:span><text:span text:style-name="T10"> <text:s text:c="2"/></text:span><text:span text:style-name="T11">"</text:span><text:span text:style-name="T12">r</text:span><text:span text:style-name="T13">"</text:span></text:p>
            <text:p><text:span text:style-name="T14">magenta:</text:span><text:span text:style-name="T15"> <text:s text:c="2"/></text:span><text:span text:style-name="T13">"</text:span><text:span text:style-name="T12">m</text:span><text:span text:style-name="T13">"</text:span></text:p>
          </draw:text-box>
        </draw:frame>
        <draw:frame draw:style-name="gr1" draw:text-style-name="P1" draw:layer="layout" svg:width="7.269cm" svg:height="3.36cm" svg:x="19.331cm" svg:y="2.84cm">
          <draw:image xlink:href="Pictures/20000002000000D400000062316C74E9.eps" xlink:type="simple" xlink:show="embed" xlink:actuate="onLoad">
            <text:p/>
          </draw:image>
        </draw:frame>
        <draw:frame draw:style-name="gr1" draw:text-style-name="P1" draw:layer="layout" svg:width="24.2cm" svg:height="2.42cm" svg:x="2.6cm" svg:y="6.98cm">
          <draw:image xlink:href="Pictures/20000002000001BE0000002F10E723D5.eps" xlink:type="simple" xlink:show="embed" xlink:actuate="onLoad">
            <text:p/>
          </draw:image>
        </draw:frame>
        <draw:frame draw:style-name="gr13" draw:text-style-name="P5" draw:layer="layout" svg:width="7.069cm" svg:height="3.5cm" svg:x="10.731cm" svg:y="2.665cm">
          <draw:text-box>
            <text:p><text:span text:style-name="T16">green:</text:span><text:span text:style-name="T15"> <text:s/></text:span><text:span text:style-name="T13">"</text:span><text:span text:style-name="T12">g</text:span><text:span text:style-name="T13">"</text:span></text:p>
            <text:p><text:span text:style-name="T17">cyan:</text:span><text:span text:style-name="T10"> <text:s/></text:span><text:span text:style-name="T11">"</text:span><text:span text:style-name="T12">c</text:span><text:span text:style-name="T13">"</text:span></text:p>
            <text:p><text:span text:style-name="T18">yellow: </text:span><text:span text:style-name="T11">"</text:span><text:span text:style-name="T12">y</text:span><text:span text:style-name="T13">"</text:span></text:p>
            <text:p><text:span text:style-name="T19">white:</text:span><text:span text:style-name="T20"> <text:s text:c="2"/></text:span><text:span text:style-name="T7">"</text:span><text:span text:style-name="T21">w</text:span><text:span text:style-name="T7">"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fixed"/>
    <style:font-face style:name="DejaVu Sans Mono2" svg:font-family="'DejaVu Sans Mono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00:29:40.741691422</meta:creation-date>
    <dc:date>2015-12-09T13:52:21.188524840</dc:date>
    <meta:editing-duration>PT1H5M6S</meta:editing-duration>
    <meta:editing-cycles>7</meta:editing-cycles>
    <meta:generator>LibreOffice/4.2.8.2$Linux_X86_64 LibreOffice_project/420m0$Build-2</meta:generator>
    <meta:document-statistic meta:object-count="70"/>
  </office:meta>
</office:document-meta>
</file>